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Settings/ColorTable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11.942cm" fo:min-width="7.42cm"/>
    </style:style>
    <style:style style:name="gr3" style:family="graphic" style:parent-style-name="standard">
      <style:graphic-properties draw:textarea-horizontal-align="justify" draw:textarea-vertical-align="middle" draw:auto-grow-height="false" fo:min-height="6.354cm" fo:min-width="6.358cm"/>
    </style:style>
    <style:style style:name="gr4" style:family="graphic" style:parent-style-name="standard">
      <style:graphic-properties draw:fill-color="#5f9f7e" draw:textarea-horizontal-align="justify" draw:textarea-vertical-align="middle" draw:auto-grow-height="false" fo:min-height="1.274cm" fo:min-width="5.088cm"/>
    </style:style>
    <style:style style:name="gr5" style:family="graphic" style:parent-style-name="standard">
      <style:graphic-properties draw:fill-color="#5f9f7e" draw:textarea-horizontal-align="justify" draw:textarea-vertical-align="middle" draw:auto-grow-height="false" fo:min-height="3.152cm" fo:min-width="5.088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1.942cm" fo:min-width="10.422cm"/>
    </style:style>
    <style:style style:name="gr7" style:family="graphic" style:parent-style-name="standard">
      <style:graphic-properties draw:textarea-horizontal-align="justify" draw:textarea-vertical-align="middle" draw:auto-grow-height="false" fo:min-height="2.036cm" fo:min-width="9.406cm"/>
    </style:style>
    <style:style style:name="gr8" style:family="graphic" style:parent-style-name="standard">
      <style:graphic-properties draw:textarea-horizontal-align="justify" draw:textarea-vertical-align="middle" draw:auto-grow-height="false" fo:min-height="8.132cm" fo:min-width="9.4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5f9f7e" draw:textarea-horizontal-align="justify" draw:textarea-vertical-align="middle" draw:auto-grow-height="false" fo:min-height="4.6cm" fo:min-width="4.71cm"/>
    </style:style>
    <style:style style:name="gr11" style:family="graphic" style:parent-style-name="standard">
      <style:graphic-properties svg:stroke-color="#ffffff" draw:fill-color="#00803f" draw:textarea-horizontal-align="justify" draw:textarea-vertical-align="middle" draw:auto-grow-height="false" fo:min-height="1.782cm" fo:min-width="4.5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47cm" fo:min-width="0.22cm"/>
    </style:style>
    <style:style style:name="gr13" style:family="graphic" style:parent-style-name="standard">
      <style:graphic-properties draw:textarea-horizontal-align="justify" draw:textarea-vertical-align="middle" draw:auto-grow-height="false" fo:min-height="3.56cm" fo:min-width="6.30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2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pr1" style:family="presentation" style:parent-style-name="Pencil1-title">
      <style:graphic-properties draw:auto-grow-height="true" fo:min-height="2.07cm"/>
    </style:style>
    <style:style style:name="pr2" style:family="presentation" style:parent-style-name="Pencil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5f9f7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00803f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1pt" style:font-size-asian="11pt" style:font-size-complex="11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1" presentation:presentation-page-layout-name="AL1T19">
        <office:forms form:automatic-focus="false" form:apply-design-mode="false"/>
        <draw:frame presentation:style-name="pr1" draw:layer="layout" svg:width="22.8cm" svg:height="2.07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custom-shape draw:style-name="gr2" draw:text-style-name="P2" draw:layer="layout" svg:width="7.92cm" svg:height="12.192cm" svg:x="19.25cm" svg:y="2.2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6.858cm" svg:height="6.604cm" svg:x="19.812cm" svg:y="3.048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88cm" svg:height="1.524cm" svg:x="20.474cm" svg:y="3.71cm">
          <text:p text:style-name="P3">Dashboard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.588cm" svg:height="3.402cm" svg:x="20.474cm" svg:y="5.742cm">
          <text:p text:style-name="P3">API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0.922cm" svg:height="12.192cm" svg:x="0.832cm" svg:y="2.28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906cm" svg:height="2.286cm" svg:x="1.34cm" svg:y="2.794cm">
          <text:p text:style-name="P3">Project Admin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9.906cm" svg:height="8.382cm" svg:x="1.34cm" svg:y="5.588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027cm" svg:height="0.954cm" svg:x="1.747cm" svg:y="5.75cm">
          <draw:text-box>
            <text:p>Web Application</text:p>
          </draw:text-box>
        </draw:frame>
        <draw:custom-shape draw:style-name="gr10" draw:text-style-name="P4" draw:layer="layout" svg:width="7.366cm" svg:height="6.858cm" svg:x="2.86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5.08cm" svg:height="2.032cm" svg:x="3.98cm" svg:y="7.96cm">
          <text:p text:style-name="P3">Skills Display</text:p>
          <text:p text:style-name="P3">Component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.08cm" svg:height="2.032cm" svg:x="3.98cm" svg:y="10.26cm">
          <text:p text:style-name="P3">Skills Reporting</text:p>
          <text:p text:style-name="P3">Utility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016cm" svg:height="1.016cm" svg:x="3.118cm" svg:y="3.40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3" draw:layer="layout" svg:width="6.804cm" svg:height="3.81cm" svg:x="19.866cm" svg:y="10.16cm">
          <text:p text:style-name="P3">Public NPM</text:p>
          <text:p text:style-name="P3">Repository</text:p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5.256cm" svg:height="0.954cm" svg:x="4.288cm" svg:y="12.408cm">
          <draw:text-box>
            <text:p><text:span text:style-name="T1">Provided JS Libs</text:span></text:p>
          </draw:text-box>
        </draw:frame>
        <draw:frame draw:style-name="gr15" draw:text-style-name="P8" draw:layer="layout" svg:width="9.144cm" svg:height="1.971cm" svg:x="2.248cm" svg:y="1.137cm">
          <draw:text-box>
            <text:p><text:span text:style-name="T2">Integrated </text:span><text:span text:style-name="T2">Application</text:span></text:p>
          </draw:text-box>
        </draw:frame>
        <draw:frame draw:style-name="gr15" draw:text-style-name="P8" draw:layer="layout" svg:width="7.152cm" svg:height="1.971cm" svg:x="19.718cm" svg:y="1.177cm">
          <draw:text-box>
            <text:p><text:span text:style-name="T2">Skills as a </text:span><text:span text:style-name="T2">Service</text:span></text:p>
          </draw:text-box>
        </draw:frame>
        <draw:line draw:style-name="gr16" draw:text-style-name="P9" draw:layer="layout" svg:x1="10.668cm" svg:y1="4.464cm" svg:x2="20.828cm" svg:y2="4.464cm">
          <text:p/>
        </draw:line>
        <draw:line draw:style-name="gr17" draw:text-style-name="P9" draw:layer="layout" svg:x1="20.828cm" svg:y1="6.104cm" svg:x2="13.462cm" svg:y2="6.096cm">
          <text:p/>
        </draw:line>
        <draw:line draw:style-name="gr17" draw:text-style-name="P9" draw:layer="layout" svg:x1="13.462cm" svg:y1="8.844cm" svg:x2="13.462cm" svg:y2="6.096cm">
          <text:p/>
        </draw:line>
        <draw:line draw:style-name="gr16" draw:text-style-name="P9" draw:layer="layout" svg:x1="13.462cm" svg:y1="8.844cm" svg:x2="8.636cm" svg:y2="8.844cm">
          <text:p/>
        </draw:line>
        <draw:line draw:style-name="gr17" draw:text-style-name="P9" draw:layer="layout" svg:x1="8.86cm" svg:y1="10.922cm" svg:x2="15.548cm" svg:y2="10.922cm">
          <text:p/>
        </draw:line>
        <draw:line draw:style-name="gr17" draw:text-style-name="P9" draw:layer="layout" svg:x1="15.548cm" svg:y1="8.037cm" svg:x2="15.548cm" svg:y2="10.922cm">
          <text:p/>
        </draw:line>
        <draw:line draw:style-name="gr16" draw:text-style-name="P9" draw:layer="layout" svg:x1="15.548cm" svg:y1="8.037cm" svg:x2="20.82cm" svg:y2="8.037cm">
          <text:p/>
        </draw:line>
        <draw:line draw:style-name="gr16" draw:text-style-name="P9" draw:layer="layout" svg:x1="20.32cm" svg:y1="12.954cm" svg:x2="8.636cm" svg:y2="12.954cm">
          <text:p/>
        </draw:line>
        <draw:frame draw:style-name="gr9" draw:text-style-name="P10" draw:layer="layout" svg:width="4.401cm" svg:height="1.115cm" svg:x="13.125cm" svg:y="3.349cm">
          <draw:text-box>
            <text:p><text:span text:style-name="T3">Create and customize </text:span></text:p>
            <text:p><text:span text:style-name="T3">your training profile</text:span></text:p>
          </draw:text-box>
        </draw:frame>
        <draw:frame draw:style-name="gr9" draw:text-style-name="P10" draw:layer="layout" svg:width="4.219cm" svg:height="1.115cm" svg:x="13.379cm" svg:y="11.839cm">
          <draw:text-box>
            <text:p><text:span text:style-name="T3">Use Provided JS Libs</text:span></text:p>
            <text:p><text:span text:style-name="T3">(React, Vue.js, etc..)</text:span></text:p>
          </draw:text-box>
        </draw:frame>
        <draw:frame draw:style-name="gr9" draw:text-style-name="P10" draw:layer="layout" svg:width="3.787cm" svg:height="0.683cm" svg:x="11.761cm" svg:y="10.16cm">
          <draw:text-box>
            <text:p><text:span text:style-name="T3">Report Skill Events</text:span></text:p>
          </draw:text-box>
        </draw:frame>
        <draw:frame draw:style-name="gr9" draw:text-style-name="P10" draw:layer="layout" svg:width="5.099cm" svg:height="1.115cm" svg:x="13.693cm" svg:y="6.096cm">
          <draw:text-box>
            <text:p><text:span text:style-name="T3">Data for User Skill</text:span></text:p>
            <text:p><text:span text:style-name="T3">and Ranking visualiza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Regular" style:font-pitch="variable" fo:font-size="14pt" style:letter-kerning="true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fill="none" draw:fill-color="#ffffff" draw:auto-grow-height="false" fo:min-height="1.485cm"/>
    </style:style>
    <style:style style:name="Mpr5" style:family="presentation" style:parent-style-name="Pencil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c4d26" draw:opacity="63%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office:forms form:automatic-focus="false" form:apply-design-mode="false"/>
      <draw:frame presentation:style-name="Pencil-title" draw:layer="backgroundobjects" svg:width="21.943cm" svg:height="3.506cm" svg:x="3.302cm" svg:y="2.082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5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Pencil1-title" draw:layer="backgroundobjects" svg:width="0.001cm" svg:height="0.001cm" svg:x="0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5T06:27:11.874473573</meta:creation-date>
    <meta:editing-duration>PT3H17M16S</meta:editing-duration>
    <meta:editing-cycles>3</meta:editing-cycles>
    <meta:generator>LibreOffice/5.3.6.1$Linux_X86_64 LibreOffice_project/30$Build-1</meta:generator>
    <dc:date>2019-12-05T10:33:49.705987293</dc:date>
    <meta:document-statistic meta:object-count="6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